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language="de" fo:country="DE"/>
    </style:style>
    <style:style style:name="P2" style:family="paragraph" style:parent-style-name="Standard">
      <style:text-properties fo:language="de" fo:country="DE" officeooo:rsid="0020bf91" officeooo:paragraph-rsid="0020bf91"/>
    </style:style>
    <style:style style:name="P3" style:family="paragraph" style:parent-style-name="Standard">
      <style:text-properties fo:language="de" fo:country="DE" officeooo:rsid="002645cb" officeooo:paragraph-rsid="002645cb"/>
    </style:style>
    <style:style style:name="P4" style:family="paragraph" style:parent-style-name="Standard">
      <style:text-properties fo:language="de" fo:country="DE" officeooo:rsid="00254833" officeooo:paragraph-rsid="00254833"/>
    </style:style>
    <style:style style:name="P5" style:family="paragraph" style:parent-style-name="Standard">
      <style:text-properties fo:language="de" fo:country="DE" officeooo:rsid="001db196" officeooo:paragraph-rsid="001db196"/>
    </style:style>
    <style:style style:name="P6" style:family="paragraph" style:parent-style-name="Standard">
      <style:text-properties fo:language="de" fo:country="DE" officeooo:rsid="001e13bf" officeooo:paragraph-rsid="001e13bf"/>
    </style:style>
    <style:style style:name="T1" style:family="text">
      <style:text-properties style:text-position="super 58%" officeooo:rsid="00272208"/>
    </style:style>
    <style:style style:name="T2" style:family="text">
      <style:text-properties officeooo:rsid="001e13bf"/>
    </style:style>
    <style:style style:name="T3" style:family="text">
      <style:text-properties officeooo:rsid="0022005e"/>
    </style:style>
    <style:style style:name="T4" style:family="text">
      <style:text-properties officeooo:rsid="00254833"/>
    </style:style>
    <style:style style:name="T5" style:family="text">
      <style:text-properties officeooo:rsid="002645cb"/>
    </style:style>
    <style:style style:name="T6" style:family="text">
      <style:text-properties officeooo:rsid="0027220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6">GOESFlareWatch, der </text:span>Sonnenaktivitätsanzeiger</text:p>
      <text:p text:style-name="P2"/>
      <text:p text:style-name="P1">Die Sonne ist nicht nur eine ruhige, shöne gelbe Kugel in dem Weltall. Sie ist ein aktiver Ste<text:span text:style-name="T3">rn, die wegen des sehr heissen Gasen gigantische Magnetfelder haben, die manchmal zur Explosionen führen. Sonnenforschenden überwachen die Sonne und messen diese Aktivität dank verschiedene Merkmale, wie die Sonnenstrahlung, insbesondere die Rötgenstrahlung. Auch werden die Anzahl Soonnenflecken, die intim mit den Magnetfeldern verknüpft gezäahlt. </text:span></text:p>
      <text:p text:style-name="P1">Die Messung werden normalerweise mit einem Satellit gemacht, der immer die Sonne schaut. Er heisst GOES. Die Daten werden in quasi Echtzeit zur Erde geschickt und auf dem Internet erhältlich. </text:p>
      <text:p text:style-name="P1">Unser Sonnenaktivtätsanzeiger <text:span text:style-name="T4">holt sich die Daten aus dem Internet und visualisiert sie in verschiedene Arten. Zuerst ganz einfach, dann immer besser (aber auch komplizierter).</text:span></text:p>
      <text:p text:style-name="P3">Alle notwendigen Programme sind auf GitHub zu finden. </text:p>
      <text:p text:style-name="P4">1. Version: 4 Stufen</text:p>
      <text:p text:style-name="P4">Notwendig sind 4 LEDS und <text:span text:style-name="T5">die</text:span> Programm<text:span text:style-name="T5">e GOESFlareWatch4LED</text:span></text:p>
      <text:p text:style-name="P3">Um den jupyter Notebook zu starten geht man mit dem Terminal <text:s/>am einfachsten auf goesflarewatch/jpuyter und gibt man das Befehl </text:p>
      <text:p text:style-name="P3">jupyter-notebook GOESFlareWatch4LED.ipynb </text:p>
      <text:p text:style-name="P5"/>
      <text:p text:style-name="P5"/>
      <text:p text:style-name="P5"/>
      <text:p text:style-name="P5">1<text:span text:style-name="T1">ste</text:span>: <text:s/><text:span text:style-name="T6">Version: </text:span>4 LEDS →<text:span text:style-name="T2"> not so interessant , then </text:span></text:p>
      <text:p text:style-name="P5"><text:tab/><text:span text:style-name="T2">scale</text:span></text:p>
      <text:p text:style-name="P5"/>
      <text:p text:style-name="P6">then display with LEDS</text:p>
      <text:p text:style-name="P6"/>
      <text:p text:style-name="P6">then display with numbers</text:p>
      <text:p text:style-name="P6"/>
      <text:p text:style-name="P6">then artistic</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02in" fo:margin-bottom="0.0402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9-08-07T17:44:27.600791656</meta:creation-date>
    <dc:date>2019-08-12T10:49:39.768731005</dc:date>
    <meta:editing-duration>P1DT7H22M17S</meta:editing-duration>
    <meta:editing-cycles>4</meta:editing-cycles>
    <meta:generator>LibreOffice/6.3.0.4$MacOSX_X86_64 LibreOffice_project/057fc023c990d676a43019934386b85b21a9ee99</meta:generator>
    <meta:document-statistic meta:table-count="0" meta:image-count="0" meta:object-count="0" meta:page-count="1" meta:paragraph-count="14" meta:word-count="181" meta:character-count="1275" meta:non-whitespace-character-count="1099"/>
  </office:meta>
</office:document-meta>
</file>